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9dd" officeooo:paragraph-rsid="000ea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n.mutuelle-mmc.fr 443</text:p>
      <text:p text:style-name="P1">franiat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08:59:37.918417600</meta:creation-date>
    <dc:date>2021-03-23T09:00:35.965083030</dc:date>
    <meta:editing-duration>PT58S</meta:editing-duration>
    <meta:editing-cycles>1</meta:editing-cycles>
    <meta:document-statistic meta:table-count="0" meta:image-count="0" meta:object-count="0" meta:page-count="1" meta:paragraph-count="2" meta:word-count="3" meta:character-count="33" meta:non-whitespace-character-count="32"/>
    <meta:generator>LibreOffice/6.1.5.2$Linux_X86_64 LibreOffice_project/10$Build-2</meta:generator>
  </office:meta>
</office:document-meta>
</file>